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cell-protect="none" style:print-content="true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otected="true">
        <loext:table-protection loext:select-protected-cells="true" loext:select-unprotected-cells="true"/>
        <table:table-column table:style-name="co1" table:number-columns-repeated="2" table:default-cell-style-name="Default"/>
        <table:table-column table:style-name="co1" table:default-cell-style-name="ce14"/>
        <table:table-column table:style-name="co2" table:default-cell-style-name="ce14"/>
        <table:table-column table:style-name="co1" table:number-columns-repeated="2" table:default-cell-style-name="ce15"/>
        <table:table-column table:style-name="co3" table:default-cell-style-name="ce15"/>
        <table:table-column table:style-name="co1" table:number-columns-repeated="2" table:default-cell-style-name="Default"/>
        <table:table-row table:style-name="ro1">
          <table:table-cell table:style-name="ce12"/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2" table:number-rows-spanned="1">
            <text:p>unter C und D – Eingabezellen</text:p>
          </table:table-cell>
          <table:covered-table-cell table:style-name="ce15"/>
          <table:table-cell table:number-columns-repeated="2"/>
          <table:table-cell office:value-type="string" calcext:value-type="string">
            <text:p>G6 – Eingabezelle</text:p>
          </table:table-cell>
          <table:table-cell/>
          <table:table-cell table:style-name="ce16" office:value-type="string" calcext:value-type="string">
            <text:p>Example:</text:p>
          </table:table-cell>
        </table:table-row>
        <table:table-row table:style-name="ro2">
          <table:table-cell table:number-columns-repeated="6"/>
          <table:table-cell table:style-name="ce14"/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Sheet is protected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Column C and D aren't protected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Gield G6 isn't protected, but G7 is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Tabulator jumps from one non protected field to the other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table:style-name="ce1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8"/>
          <table:table-cell table:style-name="ce16" office:value-type="string" calcext:value-type="string">
            <text:p>Bug: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Start in C6 with tabbing to G6.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Press "Enter".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Cursor jumps to C29 instead of C7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table:style-name="ce16"/>
        </table:table-row>
        <table:table-row table:style-name="ro2" table:number-rows-repeated="2">
          <table:table-cell table:number-columns-repeated="9"/>
        </table:table-row>
        <table:table-row table:style-name="ro2" table:number-rows-repeated="3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2" table:number-rows-spanned="1">
            <text:p>unter C und D – Eingabezellen</text:p>
          </table:table-cell>
          <table:covered-table-cell table:style-name="ce15"/>
          <table:table-cell table:number-columns-repeated="2"/>
          <table:table-cell office:value-type="string" calcext:value-type="string">
            <text:p>G6 – Eingabezelle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4"/>
          <table:table-cell table:number-columns-repeated="2"/>
        </table:table-row>
        <table:table-row table:style-name="ro2" table:number-rows-repeated="1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.00.0000</text:date>, <text:time style:data-style-name="N2" text:time-value="20:43:31.8017294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2-20T16:22:24.648000000</meta:creation-date>
    <dc:title>Standart neu</dc:title>
    <meta:editing-duration>PT27M36S</meta:editing-duration>
    <meta:editing-cycles>10</meta:editing-cycles>
    <meta:generator>LibreOfficeDev/6.4.0.0.beta1$Linux_X86_64 LibreOffice_project/930a03566c06c6a0ab358429628b8838e24dbb8f</meta:generator>
    <dc:date>2018-12-20T20:59:58.397038451</dc:date>
    <dc:creator>Robert Großkopf</dc:creator>
    <meta:document-statistic meta:table-count="1" meta:cell-count="13" meta:object-count="0"/>
    <meta:template xlink:type="simple" xlink:actuate="onRequest" xlink:title="Standart neu" xlink:href="../../AppData/Roaming/LibreOffice/4/user/template/Vorlagen/Standart%20neu.ots" meta:date="2018-12-20T16:22:24.195000000"/>
  </office:meta>
</office:document-meta>
</file>